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6.608cm" svg:height="0.984cm" svg:x="1.892cm" svg:y="2.016cm">
          <draw:text-box>
            <text:p>Unreliable Messaging</text:p>
          </draw:text-box>
        </draw:frame>
        <draw:frame draw:style-name="gr1" draw:layer="layout" svg:width="6.043cm" svg:height="0.984cm" svg:x="9cm" svg:y="2cm">
          <draw:text-box>
            <text:p>Reliable Messaging</text:p>
          </draw:text-box>
        </draw:frame>
        <draw:frame draw:style-name="gr1" draw:text-style-name="P1" draw:layer="layout" svg:width="2.149cm" svg:height="0.823cm" svg:x="7.5cm" svg:y="3.5cm">
          <draw:text-box>
            <text:p text:style-name="P1"><text:span text:style-name="T1">Unicast</text:span></text:p>
          </draw:text-box>
        </draw:frame>
        <draw:frame draw:style-name="gr1" draw:text-style-name="P1" draw:layer="layout" svg:width="2.45cm" svg:height="0.823cm" svg:x="7.5cm" svg:y="4.5cm">
          <draw:text-box>
            <text:p text:style-name="P1"><text:span text:style-name="T1">Multica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10-21T16:30:18</meta:creation-date>
    <dc:date>2011-10-20T17:10:55</dc:date>
    <meta:editing-duration>PT00H00M00S</meta:editing-duration>
    <meta:editing-cycles>1</meta:editing-cycles>
    <meta:document-statistic meta:object-count="4"/>
    <meta:generator>NeoOffice/3.1.1$Unix OpenOffice.org_project/Patch 0</meta:generator>
  </office:meta>
</office:document-meta>
</file>